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0.8645833333333334in"/>
    </style:style>
    <style:style style:name="co4" style:family="table-column">
      <style:table-column-properties fo:break-before="auto" style:column-width="0.4479166666666667in"/>
    </style:style>
    <style:style style:name="co5" style:family="table-column">
      <style:table-column-properties fo:break-before="auto" style:column-width="0.4583333333333333in"/>
    </style:style>
    <style:style style:name="co6" style:family="table-column">
      <style:table-column-properties fo:break-before="auto" style:column-width="1.0520833333333333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false"/>
    </style:style>
    <style:style style:name="ro3" style:family="table-row">
      <style:table-row-properties style:row-height="0.21875in" fo:break-before="auto" style:use-optimal-row-height="tru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Bilan">
      <style:table-properties table:display="true" style:writing-mode="lr-tb"/>
    </style:style>
    <style:style style:name="ta2" style:family="table" style:master-page-name="PageStyle_5f_Essl">
      <style:table-properties table:display="true" style:writing-mode="lr-tb"/>
    </style:style>
    <style:style style:name="ta3" style:family="table" style:master-page-name="PageStyle_5f_Informatique">
      <style:table-properties table:display="true" style:writing-mode="lr-tb"/>
    </style:style>
    <style:style style:name="ta4" style:family="table" style:master-page-name="PageStyle_5f_ComputerMusic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 fo:background-color="#00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style:vertical-align="bottom" fo:background-color="#FF00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style:vertical-align="bottom" fo:background-color="#F1C232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bottom" fo:background-color="#00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style:vertical-align="bottom" fo:background-color="#9900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bottom" fo:background-color="#FF00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bottom" fo:background-color="#E1B52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38761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3F3F3" style:text-underline-style="solid" style:text-underline-type="single"/>
    </style:style>
    <style:style style:name="ce36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37" style:family="table-cell" style:parent-style-name="Default">
      <style:table-cell-properties style:vertical-align="bottom" fo:background-color="#93C47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ce38" style:family="table-cell" style:parent-style-name="Default">
      <style:table-cell-properties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3F3F3" style:text-underline-style="solid" style:text-underline-type="singl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solid" style:text-underline-type="single"/>
    </style:style>
    <style:style style:name="T10" style:family="text">
      <style:text-properties fo:font-weight="normal" style:font-weight-asian="normal" style:font-weight-complex="normal" fo:font-style="italic" style:font-style-asian="italic" style:font-style-complex="italic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Bilan" table:style-name="ta1" table:print="false">
        <office:forms form:automatic-focus="false" form:apply-design-mode="false"/>
        <table:table-column table:style-name="co1" table:default-cell-style-name="ce15" table:number-columns-repeated="256"/>
      </table:table>
      <table:table table:name="Essl" table:style-name="ta2" table:print="false">
        <office:forms form:automatic-focus="false" form:apply-design-mode="false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2" table:default-cell-style-name="ce15" table:number-columns-repeated="252"/>
        <table:table-row table:style-name="ro3">
          <table:table-cell table:number-columns-repeated="3" table:style-name="ce21"/>
          <table:table-cell table:style-name="ce22" office:value-type="string">
            <text:p>Légende</text:p>
          </table:table-cell>
          <table:table-cell table:number-columns-repeated="22" table:style-name="ce21"/>
          <table:table-cell table:style-name="ce23"/>
        </table:table-row>
        <table:table-row table:style-name="ro3">
          <table:table-cell table:number-columns-repeated="3" table:style-name="ce21"/>
          <table:table-cell table:style-name="ce24" office:value-type="string">
            <text:p>Divers</text:p>
          </table:table-cell>
          <table:table-cell table:style-name="ce25" office:value-type="string">
            <text:p>Etudes</text:p>
          </table:table-cell>
          <table:table-cell table:style-name="ce26" office:value-type="string">
            <text:p>Programmes</text:p>
          </table:table-cell>
          <table:table-cell table:number-columns-repeated="20" table:style-name="ce21"/>
          <table:table-cell table:style-name="ce23"/>
        </table:table-row>
        <table:table-row table:style-name="ro3">
          <table:table-cell table:number-columns-repeated="3" table:style-name="ce21"/>
          <table:table-cell table:style-name="ce27" office:value-type="string">
            <text:p>Prix</text:p>
          </table:table-cell>
          <table:table-cell table:style-name="ce28" office:value-type="string">
            <text:p>Enseignement</text:p>
          </table:table-cell>
          <table:table-cell table:style-name="ce29" office:value-type="string">
            <text:p>Oeuvres</text:p>
          </table:table-cell>
          <table:table-cell table:number-columns-repeated="20" table:style-name="ce21"/>
          <table:table-cell table:style-name="ce23"/>
        </table:table-row>
        <table:table-row table:style-name="ro3">
          <table:table-cell table:number-columns-repeated="26" table:style-name="ce21"/>
          <table:table-cell table:style-name="ce23"/>
        </table:table-row>
        <table:table-row table:style-name="ro3">
          <table:table-cell table:style-name="ce21"/>
          <table:table-cell table:style-name="ce21" office:value-type="string">
            <text:p>15/08</text:p>
          </table:table-cell>
          <table:table-cell table:style-name="ce21" office:value-type="float" office:value="1960">
            <text:p>1960</text:p>
          </table:table-cell>
          <table:table-cell table:style-name="ce24" table:number-columns-spanned="23" table:number-rows-spanned="1" office:value-type="string">
            <text:p>Naissance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87">
            <text:p>1987</text:p>
          </table:table-cell>
          <table:table-cell table:style-name="ce27" table:number-columns-spanned="23" table:number-rows-spanned="1" office:value-type="string">
            <text:p>International string quartet competition Budapest for Helix 1.0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87">
            <text:p>1987</text:p>
          </table:table-cell>
          <table:table-cell table:style-name="ce27" table:number-columns-spanned="23" table:number-rows-spanned="1" office:value-type="string">
            <text:p>String quartet competition of the Konzerthaus Vienna for Helix 1.0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88">
            <text:p>1988</text:p>
          </table:table-cell>
          <table:table-cell table:style-name="ce27" table:number-columns-spanned="23" table:number-rows-spanned="1" office:value-type="string">
            <text:p>Adolf-Schärf prize of Vienna (???)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2002">
            <text:p>2002</text:p>
          </table:table-cell>
          <table:table-cell table:style-name="ce27" table:number-columns-spanned="23" table:number-rows-spanned="1" office:value-type="string">
            <text:p>Leopold-Preis of Lower Austria (???)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2004">
            <text:p>2004</text:p>
          </table:table-cell>
          <table:table-cell table:style-name="ce27" table:number-columns-spanned="23" table:number-rows-spanned="1" office:value-type="string">
            <text:p>Würdigungspreis des Landes Niederösterreich für Musik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2005">
            <text:p>2005</text:p>
          </table:table-cell>
          <table:table-cell table:style-name="ce27" table:number-columns-spanned="23" table:number-rows-spanned="1" office:value-type="string">
            <text:p>Extensible Toy Piano Composition Competition at the Clark University (Worcester, MA) for Kalimba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2015">
            <text:p>2015</text:p>
          </table:table-cell>
          <table:table-cell table:style-name="ce27" table:number-columns-spanned="23" table:number-rows-spanned="1" office:value-type="string">
            <text:p>Prix Annelie de Man (Amsterdam) for VIRIBVS VNITIS (nominated).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30" office:value-type="string">
            <text:p>1981-1987</text:p>
          </table:table-cell>
          <table:table-cell table:number-columns-repeated="2" table:style-name="ce23"/>
          <table:table-cell table:style-name="ce25" table:number-columns-spanned="23" table:number-rows-spanned="1" office:value-type="string">
            <text:p>Studies. University of Music and Performing Arts Vienna theory (Alfred Uhl), composition (Friedrich Cerha), electro-acoustic music at the "Institute for Electroacoustics and Experimental Music" (Dieter Kaufmann), double bass (Heinrich Schneikart)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30" office:value-type="string">
            <text:p>1979-1989</text:p>
          </table:table-cell>
          <table:table-cell table:number-columns-repeated="2" table:style-name="ce23"/>
          <table:table-cell table:style-name="ce25" table:number-columns-spanned="23" table:number-rows-spanned="1" office:value-type="string">
            <text:p>Studies. University of Vienna: musicology and history of art - doctoral thesis on Das Synthese-Denken bei Anton Webern (1989).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 office:value-type="float" office:value="1992">
            <text:p>1992</text:p>
          </table:table-cell>
          <table:table-cell table:number-columns-repeated="2" table:style-name="ce23"/>
          <table:table-cell table:style-name="ce25" table:number-columns-spanned="23" table:number-rows-spanned="1" office:value-type="string">
            <text:p>IRCAM: stage de composition et d'informatique musicale.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 office:value-type="string">
            <text:p>1995-2006</text:p>
          </table:table-cell>
          <table:table-cell table:number-columns-repeated="2" table:style-name="ce23"/>
          <table:table-cell table:style-name="ce28" table:number-columns-spanned="23" table:number-rows-spanned="1" office:value-type="string">
            <text:p>Anton Bruckner Privatuniversität Linz: teacher of "Algorithmic Composition" at the Studio of Advanced Music and Media Technology (SAMT).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30" office:value-type="string">
            <text:p>?</text:p>
          </table:table-cell>
          <table:table-cell table:number-columns-repeated="2" table:style-name="ce23"/>
          <table:table-cell table:style-name="ce28" table:number-columns-spanned="23" table:number-rows-spanned="1" office:value-type="string">
            <text:p>Guest lecturer at the music/art universities of Berlin, Toronto, Ottawa, Copenhagen, Groningen, Guadalajara, Düsseldorf, Essen, Cologne, Stuttgart, Osnabrück, Basel, Mainz, Oaxaca, Antwerp, Boston, Valencia, Würzburg, Taipei, Nottingham, Brisbane...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 office:value-type="string">
            <text:p>2007-</text:p>
          </table:table-cell>
          <table:table-cell table:number-columns-repeated="2" table:style-name="ce23"/>
          <table:table-cell table:style-name="ce28" table:number-columns-spanned="23" table:number-rows-spanned="1" office:value-type="string">
            <text:p>University of Music and Performing Arts Vienna: professor of composition for electro-acoustic and experimental music.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83">
            <text:p>1983</text:p>
          </table:table-cell>
          <table:table-cell table:style-name="ce31" table:number-columns-spanned="23" table:number-rows-spanned="1" office:value-type="string">
            <text:p>Conversations (première composition)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86">
            <text:p>1986</text:p>
          </table:table-cell>
          <table:table-cell table:style-name="ce31" table:number-columns-spanned="23" table:number-rows-spanned="1" office:value-type="string">
            <text:p>Helix 1.0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86">
            <text:p>1986</text:p>
          </table:table-cell>
          <table:table-cell table:style-name="ce31" table:number-columns-spanned="23" table:number-rows-spanned="1" office:value-type="string">
            <text:p>BWV 1007a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87">
            <text:p>1987</text:p>
          </table:table-cell>
          <table:table-cell table:style-name="ce31" table:number-columns-spanned="23" table:number-rows-spanned="1" office:value-type="string">
            <text:p>met him pike trousers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style-name="ce23"/>
          <table:table-cell table:style-name="ce21" office:value-type="float" office:value="1988">
            <text:p>1988</text:p>
          </table:table-cell>
          <table:table-cell table:style-name="ce31" table:number-columns-spanned="23" table:number-rows-spanned="1" office:value-type="string">
            <text:p>COMPOSE pour xLOGO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style-name="ce23"/>
          <table:table-cell table:style-name="ce21" office:value-type="float" office:value="1989">
            <text:p>1989</text:p>
          </table:table-cell>
          <table:table-cell table:style-name="ce31" table:number-columns-spanned="23" table:number-rows-spanned="1" office:value-type="string">
            <text:p>Rudiments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91">
            <text:p>1991</text:p>
          </table:table-cell>
          <table:table-cell table:style-name="ce31" table:number-columns-spanned="23" table:number-rows-spanned="1" office:value-type="string">
            <text:p>Entsagung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98">
            <text:p>1998</text:p>
          </table:table-cell>
          <table:table-cell table:style-name="ce31" table:number-columns-spanned="23" table:number-rows-spanned="1" office:value-type="string">
            <text:p>Champ d'Action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 office:value-type="string">
            <text:p>1999-</text:p>
          </table:table-cell>
          <table:table-cell table:number-columns-repeated="2" table:style-name="ce23"/>
          <table:table-cell table:style-name="ce31" table:number-columns-spanned="23" table:number-rows-spanned="1" office:value-type="string">
            <text:p>m@ze°2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 office:value-type="string">
            <text:p>2003-2016</text:p>
          </table:table-cell>
          <table:table-cell table:number-columns-repeated="2" table:style-name="ce23"/>
          <table:table-cell table:style-name="ce31" table:number-columns-spanned="23" table:number-rows-spanned="1" office:value-type="string">
            <text:p>Gold.Berg.Werk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 office:value-type="string">
            <text:p>2006-2009</text:p>
          </table:table-cell>
          <table:table-cell table:number-columns-repeated="2" table:style-name="ce23"/>
          <table:table-cell table:style-name="ce31" table:number-columns-spanned="23" table:number-rows-spanned="1" office:value-type="string">
            <text:p>7x7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 office:value-type="string">
            <text:p>2002-2010</text:p>
          </table:table-cell>
          <table:table-cell table:number-columns-repeated="2" table:style-name="ce23"/>
          <table:table-cell table:style-name="ce31" table:number-columns-spanned="23" table:number-rows-spanned="1" office:value-type="string">
            <text:p>Sequitur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/>
          <table:table-cell table:style-name="ce21" office:value-type="float" office:value="2014">
            <text:p>2014</text:p>
          </table:table-cell>
          <table:table-cell table:style-name="ce31" table:number-columns-spanned="23" table:number-rows-spanned="1" office:value-type="string">
            <text:p>VIRIBVS VNITIS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 office:value-type="string">
            <text:p>1992-</text:p>
          </table:table-cell>
          <table:table-cell table:number-columns-repeated="2" table:style-name="ce23"/>
          <table:table-cell table:style-name="ce32" table:number-columns-spanned="23" table:number-rows-spanned="1" office:value-type="string">
            <text:p>RTC-lib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 office:value-type="string">
            <text:p>1992-2007</text:p>
          </table:table-cell>
          <table:table-cell table:number-columns-repeated="2" table:style-name="ce23"/>
          <table:table-cell table:style-name="ce32" table:number-columns-spanned="23" table:number-rows-spanned="1" office:value-type="string">
            <text:p>Lexicon-Sonate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 office:value-type="string">
            <text:p>2005-2015</text:p>
          </table:table-cell>
          <table:table-cell table:number-columns-repeated="2" table:style-name="ce23"/>
          <table:table-cell table:style-name="ce32" table:number-columns-spanned="23" table:number-rows-spanned="1" office:value-type="string">
            <text:p>WebernUhrWerk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 office:value-type="string">
            <text:p>1993-2014</text:p>
          </table:table-cell>
          <table:table-cell table:number-columns-repeated="2" table:style-name="ce23"/>
          <table:table-cell table:style-name="ce32" table:number-columns-spanned="23" table:number-rows-spanned="1" office:value-type="string">
            <text:p>Amazing maze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33" office:value-type="string">
            <text:p>1998-2013</text:p>
          </table:table-cell>
          <table:table-cell table:number-columns-repeated="2" table:style-name="ce23"/>
          <table:table-cell table:style-name="ce32" table:number-columns-spanned="23" table:number-rows-spanned="1" office:value-type="string">
            <text:p>fLOW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 office:value-type="string">
            <text:p>2000-2013</text:p>
          </table:table-cell>
          <table:table-cell table:number-columns-repeated="2" table:style-name="ce23"/>
          <table:table-cell table:style-name="ce32" table:number-columns-spanned="23" table:number-rows-spanned="1" office:value-type="string">
            <text:p>Replay PLAYer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 office:value-type="string">
            <text:p>2004-2012</text:p>
          </table:table-cell>
          <table:table-cell table:number-columns-repeated="2" table:style-name="ce23"/>
          <table:table-cell table:style-name="ce32" table:number-columns-spanned="23" table:number-rows-spanned="1" office:value-type="string">
            <text:p>FontanaMixer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33" office:value-type="string">
            <text:p>1999-2007</text:p>
          </table:table-cell>
          <table:table-cell table:number-columns-repeated="2" table:style-name="ce23"/>
          <table:table-cell table:style-name="ce32" table:number-columns-spanned="23" table:number-rows-spanned="1" office:value-type="string">
            <text:p>more or less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 office:value-type="string">
            <text:p>2003-2006</text:p>
          </table:table-cell>
          <table:table-cell table:number-columns-repeated="2" table:style-name="ce23"/>
          <table:table-cell table:style-name="ce32" table:number-columns-spanned="23" table:number-rows-spanned="1" office:value-type="string">
            <text:p>SEELEWASCHEN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33"/>
          <table:table-cell table:number-columns-repeated="2" table:style-name="ce23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number-columns-repeated="2" table:style-name="ce23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number-columns-repeated="2" table:style-name="ce23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style-name="ce33"/>
          <table:table-cell table:number-columns-repeated="2" table:style-name="ce23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number-columns-repeated="2" table:style-name="ce23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</table:table>
      <table:table table:name="Informatique" table:style-name="ta3" table:print="false">
        <office:forms form:automatic-focus="false" form:apply-design-mode="false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 table:number-columns-repeated="252"/>
        <table:table-row table:style-name="ro3">
          <table:table-cell table:number-columns-repeated="3" table:style-name="ce21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number-columns-repeated="2" table:style-name="ce23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number-columns-repeated="2" table:style-name="ce23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number-columns-repeated="2" table:style-name="ce23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number-columns-repeated="2" table:style-name="ce23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number-columns-repeated="2" table:style-name="ce23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number-columns-repeated="2" table:style-name="ce23"/>
          <table:table-cell table:style-name="ce21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number-columns-repeated="2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number-columns-repeated="2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number-columns-repeated="2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</table:table>
      <table:table table:name="ComputerMusic" table:style-name="ta4" table:print="false">
        <office:forms form:automatic-focus="false" form:apply-design-mode="false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8" table:default-cell-style-name="ce15" table:number-columns-repeated="252"/>
        <table:table-row table:style-name="ro3">
          <table:table-cell table:number-columns-repeated="3" table:style-name="ce21"/>
          <table:table-cell table:style-name="ce34" table:number-columns-spanned="23" table:number-rows-spanned="1" office:value-type="string">
            <text:p>Sources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1"/>
          <table:table-cell table:style-name="ce35" table:number-columns-spanned="23" table:number-rows-spanned="1" office:value-type="string" office:value="http://www.musicradar.com/news/tech/a-brief-history-of-computer-music-177299">
            <text:p><text:a xlink:href="http://www.musicradar.com/news/tech/a-brief-history-of-computer-music-177299">http://www.musicradar.com/news/tech/a-brief-history-of-computer-music-177299</text:a>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1"/>
          <table:table-cell table:style-name="ce36" table:number-columns-spanned="23" table:number-rows-spanned="1" office:value-type="string" office:value="http://artsites.ucsc.edu/ems/music/equipment/computers/history/history.html">
            <text:p><text:a xlink:href="http://artsites.ucsc.edu/ems/music/equipment/computers/history/history.html">http://artsites.ucsc.edu/ems/music/equipment/computers/history/history.html</text:a>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1"/>
          <table:table-cell table:style-name="ce36" table:number-columns-spanned="23" table:number-rows-spanned="1" office:value-type="string" office:value="http://www.csounds.com/community/computermusichistory/">
            <text:p><text:a xlink:href="http://www.csounds.com/community/computermusichistory/">http://www.csounds.com/community/computermusichistory/</text:a>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1"/>
          <table:table-cell table:style-name="ce37" table:number-columns-spanned="23" table:number-rows-spanned="1" office:value-type="string" office:value="http://www.doornbusch.net/chronology/">
            <text:p><text:a xlink:href="http://www.doornbusch.net/chronology/">http://www.doornbusch.net/chronology/</text:a>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1"/>
          <table:table-cell table:style-name="ce35" table:number-columns-spanned="23" table:number-rows-spanned="1" office:value-type="string" office:value="http://www.tiki-toki.com/timeline/entry/62439/A-Brief-History-Of-Computer-Music/">
            <text:p><text:a xlink:href="http://www.tiki-toki.com/timeline/entry/62439/A-Brief-History-Of-Computer-Music/">http://www.tiki-toki.com/timeline/entry/62439/A-Brief-History-Of-Computer-Music/</text:a>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1"/>
          <table:table-cell table:style-name="ce35" table:number-columns-spanned="23" table:number-rows-spanned="1" office:value-type="string" office:value="http://ethw.org/Electronic_and_Computer_Music">
            <text:p><text:a xlink:href="http://ethw.org/Electronic_and_Computer_Music">http://ethw.org/Electronic_and_Computer_Music</text:a>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6" table:style-name="ce21"/>
          <table:table-cell table:style-name="ce23"/>
        </table:table-row>
        <table:table-row table:style-name="ro3">
          <table:table-cell table:number-columns-repeated="3" table:style-name="ce21"/>
          <table:table-cell table:style-name="ce22" office:value-type="string">
            <text:p>Légende</text:p>
          </table:table-cell>
          <table:table-cell table:number-columns-repeated="22" table:style-name="ce21"/>
          <table:table-cell table:style-name="ce23"/>
        </table:table-row>
        <table:table-row table:style-name="ro3">
          <table:table-cell table:number-columns-repeated="3" table:style-name="ce21"/>
          <table:table-cell table:style-name="ce21" office:value-type="string">
            <text:p>Langages de programmation</text:p>
          </table:table-cell>
          <table:table-cell table:style-name="ce21" office:value-type="string">
            <text:p>Instruments</text:p>
          </table:table-cell>
          <table:table-cell table:style-name="ce21" office:value-type="string">
            <text:p>Essais</text:p>
          </table:table-cell>
          <table:table-cell table:style-name="ce21" office:value-type="string">
            <text:p>Institutions</text:p>
          </table:table-cell>
          <table:table-cell table:number-columns-repeated="19" table:style-name="ce21"/>
          <table:table-cell table:style-name="ce23"/>
        </table:table-row>
        <table:table-row table:style-name="ro3">
          <table:table-cell table:number-columns-repeated="3" table:style-name="ce21"/>
          <table:table-cell table:style-name="ce21" office:value-type="string">
            <text:p>Logiciels</text:p>
          </table:table-cell>
          <table:table-cell table:style-name="ce21" office:value-type="string">
            <text:p>Oeuvres</text:p>
          </table:table-cell>
          <table:table-cell table:style-name="ce21" office:value-type="string">
            <text:p>Divers</text:p>
          </table:table-cell>
          <table:table-cell table:number-columns-repeated="20" table:style-name="ce21"/>
          <table:table-cell table:style-name="ce23"/>
        </table:table-row>
        <table:table-row table:style-name="ro3">
          <table:table-cell table:number-columns-repeated="26" table:style-name="ce21"/>
          <table:table-cell table:style-name="ce23"/>
        </table:table-row>
        <table:table-row table:style-name="ro3">
          <table:table-cell table:number-columns-repeated="26" table:style-name="ce21"/>
          <table:table-cell table:style-name="ce23"/>
        </table:table-row>
        <table:table-row table:style-name="ro3">
          <table:table-cell table:number-columns-repeated="26" table:style-name="ce21"/>
          <table:table-cell table:style-name="ce23"/>
        </table:table-row>
        <table:table-row table:style-name="ro3">
          <table:table-cell table:number-columns-repeated="26" table:style-name="ce21"/>
          <table:table-cell table:style-name="ce23"/>
        </table:table-row>
        <table:table-row table:style-name="ro3">
          <table:table-cell table:number-columns-repeated="2" table:style-name="ce21"/>
          <table:table-cell table:style-name="ce21" office:value-type="float" office:value="1986">
            <text:p>1986</text:p>
          </table:table-cell>
          <table:table-cell table:style-name="ce21" table:number-columns-spanned="23" table:number-rows-spanned="1" office:value-type="string">
            <text:p>MAX begins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83">
            <text:p>1983</text:p>
          </table:table-cell>
          <table:table-cell table:style-name="ce21" table:number-columns-spanned="23" table:number-rows-spanned="1" office:value-type="string">
            <text:p>MIDI begins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51">
            <text:p>1951</text:p>
          </table:table-cell>
          <table:table-cell table:style-name="ce21" table:number-columns-spanned="23" table:number-rows-spanned="1" office:value-type="string">
            <text:p>First computer music recordings (CSIRAC at Melbourne, Ferranti Mark 1 at University of Manchester)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57">
            <text:p>1957</text:p>
          </table:table-cell>
          <table:table-cell table:style-name="ce21" table:number-columns-spanned="23" table:number-rows-spanned="1" office:value-type="string">
            <text:p>Max Mathews writes the MUSIC program at Bell Labs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82">
            <text:p>1982</text:p>
          </table:table-cell>
          <table:table-cell table:style-name="ce21" table:number-columns-spanned="23" table:number-rows-spanned="1" office:value-type="string">
            <text:p>First Commodore 64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85">
            <text:p>1985</text:p>
          </table:table-cell>
          <table:table-cell table:style-name="ce21" table:number-columns-spanned="23" table:number-rows-spanned="1" office:value-type="string">
            <text:p>First Atari ST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91">
            <text:p>1991</text:p>
          </table:table-cell>
          <table:table-cell table:style-name="ce21" table:number-columns-spanned="23" table:number-rows-spanned="1" office:value-type="string">
            <text:p>Carte son Sound Blaster Pro (qualité CD)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99">
            <text:p>1999</text:p>
          </table:table-cell>
          <table:table-cell table:style-name="ce21" table:number-columns-spanned="23" table:number-rows-spanned="1" office:value-type="string">
            <text:p>First plug-in instrument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style-name="ce23"/>
          <table:table-cell table:style-name="ce21" office:value-type="float" office:value="1989">
            <text:p>1989</text:p>
          </table:table-cell>
          <table:table-cell table:style-name="ce21" table:number-columns-spanned="23" table:number-rows-spanned="1" office:value-type="string">
            <text:p>Software Cubase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style-name="ce23"/>
          <table:table-cell table:style-name="ce21" office:value-type="float" office:value="1997">
            <text:p>1997</text:p>
          </table:table-cell>
          <table:table-cell table:style-name="ce21" table:number-columns-spanned="23" table:number-rows-spanned="1" office:value-type="string">
            <text:p>Software Virtual Studio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style-name="ce23"/>
          <table:table-cell table:style-name="ce21" office:value-type="float" office:value="2001">
            <text:p>2001</text:p>
          </table:table-cell>
          <table:table-cell table:style-name="ce21" table:number-columns-spanned="23" table:number-rows-spanned="1" office:value-type="string">
            <text:p>Software Live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style-name="ce23"/>
          <table:table-cell table:style-name="ce21" office:value-type="float" office:value="1906">
            <text:p>1906</text:p>
          </table:table-cell>
          <table:table-cell table:style-name="ce21" table:number-columns-spanned="23" table:number-rows-spanned="1" office:value-type="string">
            <text:p>Telharmonium, premier instrument de synthèse musicale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style-name="ce23"/>
          <table:table-cell table:style-name="ce21" office:value-type="float" office:value="1924">
            <text:p>1924</text:p>
          </table:table-cell>
          <table:table-cell table:style-name="ce21" table:number-columns-spanned="23" table:number-rows-spanned="1" office:value-type="string">
            <text:p>Thérémine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style-name="ce23"/>
          <table:table-cell table:style-name="ce21" office:value-type="float" office:value="1936">
            <text:p>1936</text:p>
          </table:table-cell>
          <table:table-cell table:style-name="ce38" table:number-columns-spanned="23" table:number-rows-spanned="1" office:value-type="string">
            <text:p>The Liberation of Sound <text:span text:style-name="T0">(Varèse)</text:span>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37">
            <text:p>1937</text:p>
          </table:table-cell>
          <table:table-cell table:style-name="ce38" table:number-columns-spanned="23" table:number-rows-spanned="1" office:value-type="string">
            <text:p>The Future of Music: CREDO <text:span text:style-name="T0">(Cage)</text:span>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 office:value-type="string">
            <text:p>1955-1957</text:p>
          </table:table-cell>
          <table:table-cell table:style-name="ce23"/>
          <table:table-cell table:style-name="ce21"/>
          <table:table-cell table:style-name="ce21" table:number-columns-spanned="23" table:number-rows-spanned="1" office:value-type="string">
            <text:p>First computer composition experiments (Hiller and Isaacson, <text:span text:style-name="T10">Illiac Suite</text:span><text:span text:style-name="T0">)</text:span>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59">
            <text:p>1959</text:p>
          </table:table-cell>
          <table:table-cell table:style-name="ce38" table:number-columns-spanned="23" table:number-rows-spanned="1" office:value-type="string">
            <text:p>Experimental Music<text:span text:style-name="T0"> (Hiller, Isaacson)</text:span>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63">
            <text:p>1963</text:p>
          </table:table-cell>
          <table:table-cell table:style-name="ce21" table:number-columns-spanned="23" table:number-rows-spanned="1" office:value-type="string">
            <text:p><text:span text:style-name="T10">Musiques formelles </text:span><text:span text:style-name="T0">(Xenakis)</text:span>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style-name="ce23"/>
          <table:table-cell table:style-name="ce21" office:value-type="float" office:value="1964">
            <text:p>1964</text:p>
          </table:table-cell>
          <table:table-cell table:style-name="ce38" table:number-columns-spanned="23" table:number-rows-spanned="1" office:value-type="string">
            <text:p>Project I <text:span text:style-name="T0">(Gottfried Michael Koenig)</text:span>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style-name="ce23"/>
          <table:table-cell table:style-name="ce21" office:value-type="float" office:value="1970">
            <text:p>1970</text:p>
          </table:table-cell>
          <table:table-cell table:style-name="ce21" table:number-columns-spanned="23" table:number-rows-spanned="1" office:value-type="string">
            <text:p>Fondation de l'IRCAM</text:p>
          </table:table-cell>
          <table:covered-table-cell table:number-columns-repeated="22"/>
          <table:table-cell table:style-name="ce23"/>
        </table:table-row>
        <table:table-row table:style-name="ro3">
          <table:table-cell table:style-name="ce21"/>
          <table:table-cell table:style-name="ce23"/>
          <table:table-cell table:style-name="ce21" office:value-type="float" office:value="1977">
            <text:p>1977</text:p>
          </table:table-cell>
          <table:table-cell table:style-name="ce21" table:number-columns-spanned="23" table:number-rows-spanned="1" office:value-type="string">
            <text:p>Première parution du <text:span text:style-name="T10">Computer Music Journal</text:span>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77">
            <text:p>1977</text:p>
          </table:table-cell>
          <table:table-cell table:style-name="ce21" table:number-columns-spanned="23" table:number-rows-spanned="1" office:value-type="string">
            <text:p>Ouverture de l'IRCAM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97">
            <text:p>1997</text:p>
          </table:table-cell>
          <table:table-cell table:style-name="ce21" table:number-columns-spanned="23" table:number-rows-spanned="1" office:value-type="string">
            <text:p>CSound fonctionne en real-time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97">
            <text:p>1997</text:p>
          </table:table-cell>
          <table:table-cell table:style-name="ce21" table:number-columns-spanned="23" table:number-rows-spanned="1" office:value-type="string">
            <text:p>MAX/MSP released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98">
            <text:p>1998</text:p>
          </table:table-cell>
          <table:table-cell table:style-name="ce21" table:number-columns-spanned="23" table:number-rows-spanned="1" office:value-type="string">
            <text:p>OpenMusic begins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2001">
            <text:p>2001</text:p>
          </table:table-cell>
          <table:table-cell table:style-name="ce21" table:number-columns-spanned="23" table:number-rows-spanned="1" office:value-type="string">
            <text:p>athenaCL (Ariza) begins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2004">
            <text:p>2004</text:p>
          </table:table-cell>
          <table:table-cell table:style-name="ce21" table:number-columns-spanned="23" table:number-rows-spanned="1" office:value-type="string">
            <text:p>Garageband (Apple)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753">
            <text:p>1753</text:p>
          </table:table-cell>
          <table:table-cell table:style-name="ce21" table:number-columns-spanned="23" table:number-rows-spanned="1" office:value-type="string">
            <text:p>Denis d'or : premier instrument électrique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857">
            <text:p>1857</text:p>
          </table:table-cell>
          <table:table-cell table:style-name="ce21" table:number-columns-spanned="23" table:number-rows-spanned="1" office:value-type="string">
            <text:p>Phonotaugraph (first sound recording device)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07">
            <text:p>1907</text:p>
          </table:table-cell>
          <table:table-cell table:style-name="ce38" table:number-columns-spanned="23" table:number-rows-spanned="1" office:value-type="string">
            <text:p>Sketch of a New Esthetic of Music (Busoni)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2" table:style-name="ce23"/>
          <table:table-cell table:style-name="ce21" office:value-type="float" office:value="1974">
            <text:p>1974</text:p>
          </table:table-cell>
          <table:table-cell table:style-name="ce21" table:number-columns-spanned="23" table:number-rows-spanned="1" office:value-type="string">
            <text:p>First <text:span text:style-name="T10">International Computer Music Conference</text:span></text:p>
          </table:table-cell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3" table:style-name="ce23"/>
          <table:table-cell table:style-name="ce23" table:number-columns-spanned="23" table:number-rows-spanned="1"/>
          <table:covered-table-cell table:number-columns-repeated="22"/>
          <table:table-cell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  <table:table-row table:style-name="ro3">
          <table:table-cell table:number-columns-repeated="27"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Bilan" style:display-name="PageStyle_Bila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ssl" style:display-name="PageStyle_Essl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Informatique" style:display-name="PageStyle_Informatiqu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mputerMusic" style:display-name="PageStyle_ComputerMusic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